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2">
            <text:p>50.0000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0" table:style-name="ce2">
            <text:p>400.0000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00" table:style-name="ce2">
            <text:p>3000.0000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0" table:style-name="ce2">
            <text:p>200.00000</text:p>
          </table:table-cell>
          <table:table-cell table:style-name="ce2"/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2">
            <text:p>20.0000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5" number:min-integer-digits="1"/>
    </number:number-style>
    <number:number-style style:name="N37">
      <number:number number:decimal-places="0" number:min-integer-digits="5" number:grouping="true"/>
    </number:number-style>
    <number:currency-style style:name="N38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8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user</dc:creator>
    <dc:date>2012-01-03T00:06:53Z</dc:date>
    <meta:editing-cycles>3</meta:editing-cycles>
    <meta:editing-duration>PT148S</meta:editing-duration>
  </office:meta>
</office:document-meta>
</file>